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arracha à ses lèvres avec difficult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2-04T19:35:42.38</dc:date>
    <meta:editing-duration>PT8H47M16S</meta:editing-duration>
    <meta:editing-cycles>547</meta:editing-cycles>
    <meta:generator>OpenOffice/4.1.1$Win32 OpenOffice.org_project/411m6$Build-9775</meta:generator>
    <dc:creator>Théo </dc:creator>
    <meta:document-statistic meta:table-count="0" meta:image-count="0" meta:object-count="0" meta:page-count="5" meta:paragraph-count="32" meta:word-count="2868" meta:character-count="17398"/>
  </office:meta>
</office:document-meta>
</file>